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>
          <table:table-cell office:value-type="string">
            <text:p>{'http://udacity.com/cs101x/urank/kathleen.html': 0.11661866666666663,</text:p>
          </table:table-cell>
        </table:table-row>
        <table:table-row table:style-name="ro2">
          <table:table-cell office:value-type="string">
            <text:p>'<text:a xlink:href="http://udacity.com/cs101x/urank/zinc.html">http://udacity.com/cs101x/urank/zinc.html</text:a>': 0.038666666666666655,</text:p>
          </table:table-cell>
        </table:table-row>
        <table:table-row table:style-name="ro2">
          <table:table-cell office:value-type="string">
            <text:p>'<text:a xlink:href="http://udacity.com/cs101x/urank/hummus.html">http://udacity.com/cs101x/urank/hummus.html</text:a>': 0.038666666666666655,</text:p>
          </table:table-cell>
        </table:table-row>
        <table:table-row table:style-name="ro2">
          <table:table-cell office:value-type="string">
            <text:p>'<text:a xlink:href="http://udacity.com/cs101x/urank/arsenic.html">http://udacity.com/cs101x/urank/arsenic.html</text:a>': 0.054133333333333325,</text:p>
          </table:table-cell>
        </table:table-row>
        <table:table-row table:style-name="ro2">
          <table:table-cell office:value-type="string">
            <text:p>'<text:a xlink:href="http://udacity.com/cs101x/urank/index.html">http://udacity.com/cs101x/urank/index.html</text:a>': 0.033333333333333326,</text:p>
          </table:table-cell>
        </table:table-row>
        <table:table-row table:style-name="ro2">
          <table:table-cell office:value-type="string">
            <text:p>'<text:a xlink:href="http://udacity.com/cs101x/urank/nickel.html">http://udacity.com/cs101x/urank/nickel.html</text:a>': 0.09743999999999997}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/03/2012</text:date>, <text:time>13:15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29T09:47:58.61</meta:creation-date>
    <dc:date>2012-03-29T13:15:30.71</dc:date>
    <meta:editing-duration>PT00H02M09S</meta:editing-duration>
    <meta:editing-cycles>1</meta:editing-cycles>
    <meta:document-statistic meta:table-count="3" meta:cell-count="6" meta:object-count="0"/>
    <meta:generator>IBM_Lotus_Symphony/3.0$Win32 OpenOffice.org_project/310m11$Build-9399</meta:generator>
  </office:meta>
</office:document-meta>
</file>